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02168E8634F6BFACA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uk" fo:country="UA" style:font-name-asian="TimesNewRoman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text-align="end" style:justify-single-word="false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/>
      <style:text-properties officeooo:rsid="00174f8b" officeooo:paragraph-rsid="00174f8b"/>
    </style:style>
    <style:style style:name="P1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13" style:family="paragraph" style:parent-style-name="Standard">
      <style:paragraph-properties fo:margin-left="0cm" fo:margin-right="0.011cm" fo:margin-top="0cm" fo:margin-bottom="0.06cm" loext:contextual-spacing="false" fo:text-align="center" style:justify-single-word="false" fo:text-indent="0cm" style:auto-text-indent="false"/>
    </style:style>
    <style:style style:name="P14" style:family="paragraph" style:parent-style-name="List_20_Paragraph" style:list-style-name="WWNum1"/>
    <style:style style:name="P15" style:family="paragraph" style:parent-style-name="List_20_Paragraph">
      <style:paragraph-properties fo:margin-top="0cm" fo:margin-bottom="0.159cm" loext:contextual-spacing="true" fo:line-height="104%" fo:text-align="justify" style:justify-single-word="false"/>
    </style:style>
    <style:style style:name="P16" style:family="paragraph" style:parent-style-name="List_20_Paragraph" style:list-style-name="WWNum1">
      <style:paragraph-properties fo:margin-top="0cm" fo:margin-bottom="0.159cm" loext:contextual-spacing="true" fo:line-height="104%" fo:text-align="justify" style:justify-single-word="false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18" style:family="paragraph" style:parent-style-name="Preformatted_20_Text">
      <style:text-properties fo:color="#000000" style:font-name="DejaVu Sans Mono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weight="bold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name-asian="TimesNewRoman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74f8b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style:font-size-asian="14pt" style:font-name-complex="Times New Roman1" style:font-weight-complex="bold"/>
    </style:style>
    <style:style style:name="T10" style:family="text">
      <style:text-properties style:font-name="Times New Roman" fo:font-size="14pt" fo:language="uk" fo:country="UA" style:font-name-asian="TimesNewRoman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style:font-name-asian="TimesNewRoman" style:font-size-asian="14pt" style:font-name-complex="Times New Roman1" style:font-size-complex="12pt"/>
    </style:style>
    <style:style style:name="T1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8pt" fo:language="ru" fo:country="RU" fo:font-weight="bold" style:font-size-asian="18pt" style:font-weight-asian="bold" style:font-name-complex="Times New Roman1" style:font-size-complex="14pt"/>
    </style:style>
    <style:style style:name="T15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4pt"/>
    </style:style>
    <style:style style:name="T16" style:family="text">
      <style:text-properties style:font-name="Times New Roman" fo:font-size="18pt" fo:language="uk" fo:country="UA" fo:font-weight="bold" style:font-size-asian="18pt" style:font-weight-asian="bold" style:font-name-complex="Times New Roman1" style:font-size-complex="14pt"/>
    </style:style>
    <style:style style:name="T17" style:family="text">
      <style:text-properties style:font-name="Times New Roman" fo:font-size="18pt" fo:language="uk" fo:country="UA" style:font-size-asian="18pt" style:font-name-complex="Times New Roman1" style:font-size-complex="14pt"/>
    </style:style>
    <style:style style:name="T18" style:family="text">
      <style:text-properties style:font-name="Times New Roman" fo:font-size="12pt" fo:language="ru" fo:country="RU" style:font-name-asian="TimesNewRoman" style:font-size-asian="12pt" style:font-name-complex="Times New Roman1" style:font-size-complex="12pt"/>
    </style:style>
    <style:style style:name="T19" style:family="text">
      <style:text-properties fo:font-size="14pt" fo:language="ru" fo:country="RU" style:font-size-asian="14pt" style:font-size-complex="14pt"/>
    </style:style>
    <style:style style:name="T20" style:family="text">
      <style:text-properties fo:font-size="14pt" fo:language="ru" fo:country="RU" fo:font-weight="bold" style:font-size-asian="14pt" style:font-weight-asian="bold"/>
    </style:style>
    <style:style style:name="T21" style:family="text">
      <style:text-properties fo:font-size="12pt" fo:language="ru" fo:country="RU" style:font-size-asian="12pt" style:font-size-complex="12pt" style:font-weight-complex="bold"/>
    </style:style>
    <style:style style:name="T22" style:family="text">
      <style:text-properties fo:color="#000080"/>
    </style:style>
    <style:style style:name="T23" style:family="text">
      <style:text-properties fo:color="#000080" style:font-name="JetBrains Mono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24" style:family="text">
      <style:text-properties fo:color="#000080" style:font-name="JetBrains Mono" fo:font-size="10pt" style:font-name-asian="Times New Roman1" style:font-size-asian="10pt" style:language-asian="ru" style:country-asian="RU" style:font-name-complex="Courier New1" style:font-size-complex="10pt"/>
    </style:style>
    <style:style style:name="T25" style:family="text">
      <style:text-properties fo:color="#000080" fo:font-weight="bold"/>
    </style:style>
    <style:style style:name="T26" style:family="text">
      <style:text-properties fo:color="#000080" style:font-name="DejaVu Sans Mono"/>
    </style:style>
    <style:style style:name="T27" style:family="text">
      <style:text-properties fo:color="#000080" style:font-name="DejaVu Sans Mono" fo:font-weight="bold"/>
    </style:style>
    <style:style style:name="T28" style:family="text">
      <style:text-properties fo:color="#000000" style:font-name="JetBrains Mono" fo:font-size="10pt" style:font-name-asian="Times New Roman1" style:font-size-asian="10pt" style:language-asian="ru" style:country-asian="RU" style:font-name-complex="Courier New1" style:font-size-complex="10pt"/>
    </style:style>
    <style:style style:name="T29" style:family="text">
      <style:text-properties fo:color="#000000" style:font-name="JetBrains Mono" fo:font-size="10pt" fo:language="ru" fo:country="RU" style:font-name-asian="Times New Roman1" style:font-size-asian="10pt" style:language-asian="ru" style:country-asian="RU" style:font-name-complex="Courier New1" style:font-size-complex="10pt"/>
    </style:style>
    <style:style style:name="T30" style:family="text">
      <style:text-properties fo:color="#0000b2" style:font-name="JetBrains Mono" fo:font-size="10pt" style:font-name-asian="Times New Roman1" style:font-size-asian="10pt" style:language-asian="ru" style:country-asian="RU" style:font-name-complex="Courier New1" style:font-size-complex="10pt"/>
    </style:style>
    <style:style style:name="T31" style:family="text">
      <style:text-properties fo:color="#0000ff"/>
    </style:style>
    <style:style style:name="T32" style:family="text">
      <style:text-properties fo:color="#0000ff" style:font-name="JetBrains Mono" fo:font-size="10pt" style:font-name-asian="Times New Roman1" style:font-size-asian="10pt" style:language-asian="ru" style:country-asian="RU" style:font-name-complex="Courier New1" style:font-size-complex="10pt"/>
    </style:style>
    <style:style style:name="T33" style:family="text">
      <style:text-properties fo:color="#0000ff" style:font-name="DejaVu Sans Mono"/>
    </style:style>
    <style:style style:name="T34" style:family="text">
      <style:text-properties fo:color="#008080" style:font-name="JetBrains Mono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5" style:family="text">
      <style:text-properties fo:color="#008080" style:font-name="JetBrains Mono" fo:font-size="10pt" fo:language="ru" fo:country="RU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6" style:family="text">
      <style:text-properties fo:color="#008080" style:font-name="Courier New" fo:font-size="10pt" fo:language="ru" fo:country="RU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7" style:family="text">
      <style:text-properties fo:color="#008080" fo:font-weight="bold"/>
    </style:style>
    <style:style style:name="T38" style:family="text">
      <style:text-properties fo:color="#008080" style:font-name="DejaVu Sans Mono" fo:font-weight="bold"/>
    </style:style>
    <style:style style:name="T39" style:family="text">
      <style:text-properties fo:color="#b200b2" style:font-name="JetBrains Mono" fo:font-size="10pt" style:font-name-asian="Times New Roman1" style:font-size-asian="10pt" style:language-asian="ru" style:country-asian="RU" style:font-name-complex="Courier New1" style:font-size-complex="10pt"/>
    </style:style>
    <style:style style:name="T40" style:family="text">
      <style:text-properties fo:color="#808080"/>
    </style:style>
    <style:style style:name="T41" style:family="text">
      <style:text-properties fo:color="#808080" style:font-name="JetBrains Mono" fo:font-size="10pt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42" style:family="text">
      <style:text-properties fo:color="#808080" style:font-name="JetBrains Mono" fo:font-size="10pt" fo:language="ru" fo:country="RU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43" style:family="text">
      <style:text-properties fo:color="#808080" style:font-name="DejaVu Sans Mono" fo:font-style="italic"/>
    </style:style>
    <style:style style:name="T44" style:family="text">
      <style:text-properties fo:color="#808080" fo:font-style="italic"/>
    </style:style>
    <style:style style:name="T45" style:family="text">
      <style:text-properties fo:color="#660099" style:font-name="JetBrains Mono" fo:font-size="10pt" style:font-name-asian="Times New Roman1" style:font-size-asian="10pt" style:language-asian="ru" style:country-asian="RU" style:font-name-complex="Courier New1" style:font-size-complex="10pt"/>
    </style:style>
    <style:style style:name="T46" style:family="text">
      <style:text-properties fo:color="#660099" style:font-name="DejaVu Sans Mono"/>
    </style:style>
    <style:style style:name="T47" style:family="text">
      <style:text-properties style:font-name="DejaVu Sans Mono"/>
    </style:style>
    <style:style style:name="T48" style:family="text">
      <style:text-properties style:font-name="DejaVu Sans Mono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Національний технічний університет України</text:span></text:p>
      <text:p text:style-name="P2"><text:span text:style-name="T1"><text:s/>«Київський політехнічний інститут імені Ігоря Сікорського» </text:span></text:p>
      <text:p text:style-name="P2"><text:span text:style-name="T2">Факультет інформатики та обчислювальної техніки </text:span></text:p>
      <text:p text:style-name="P2"><text:span text:style-name="T2">Кафедра обчислювальної техніки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5">Методи оптимізації та планування експерименту</text:span></text:p>
      <text:p text:style-name="P2"><text:span text:style-name="T7">Лабораторна робота №</text:span><text:span text:style-name="T2">4</text:span><text:span text:style-name="T7">:</text:span></text:p>
      <text:p text:style-name="P9"><text:span text:style-name="T7">«</text:span><text:span text:style-name="T3">ПРОВЕДЕННЯ ТРЬОХФАКТОРНОГО ЕКСПЕРИМЕНТУ ПРИ ВИКОРИСТАННІ РІВНЯННЯ РЕГРЕСІЇ З УРАХУВАННЯМ ЕФЕКТУ ВЗАЄМОДІЇ</text:span><text:span text:style-name="T10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7">Виконав:</text:span></text:p>
      <text:p text:style-name="P10"><text:span text:style-name="T7">студент групи ІО-83</text:span></text:p>
      <text:p text:style-name="P11"><text:span text:style-name="T7">Крамар Віктор</text:span></text:p>
      <text:p text:style-name="P10"><text:span text:style-name="T7">Залікова книжка № 83</text:span><text:span text:style-name="T8">1</text:span><text:span text:style-name="T7">6</text:span></text:p>
      <text:p text:style-name="P10"><text:span text:style-name="T7">Перевірив Регіда П. Г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2"><text:span text:style-name="T7">Київ 20</text:span><text:span text:style-name="T2">20</text:span><text:span text:style-name="T7">р.</text:span></text:p>
      <text:p text:style-name="P5"><text:soft-page-break/></text:p>
      <text:p text:style-name="P13"><text:span text:style-name="T6">Лабораторна</text:span><text:span text:style-name="T4"> робота №</text:span><text:span text:style-name="T12">4</text:span><text:bookmark text:name="_GoBack"/></text:p>
      <text:p text:style-name="P8"><text:span text:style-name="T14">Тема:</text:span><text:span text:style-name="T19"> </text:span><text:span text:style-name="T11">ПРОВЕДЕННЯ ТРЬОХФАКТОРНОГО ЕКСПЕРИМЕНТУ ПРИ ВИКОРИСТАННІ РІВНЯННЯ РЕГРЕСІЇ З УРАХУВАННЯМ ЕФЕКТУ ВЗАЄМОДІЇ</text:span><text:span text:style-name="T18">.</text:span></text:p>
      <text:p text:style-name="P8"><text:span text:style-name="T15">Мета:</text:span><text:span text:style-name="T20"> </text:span><text:span text:style-name="T9">Провести повний трьохфакторний експеримент. Знайти рівняння регресії адекватне об'єкту.</text:span></text:p>
      <text:p text:style-name="P4"/>
      <text:p text:style-name="P1"><text:span text:style-name="T16">Виконання: </text:span></text:p>
      <text:p text:style-name="Standard"><text:span text:style-name="T7">Варіант – 3</text:span><text:span text:style-name="T8">1</text:span><text:span text:style-name="T7">5. </text:span></text:p>
      <text:p text:style-name="Standard"><draw:frame draw:style-name="fr1" draw:name="Изображение1" text:anchor-type="paragraph" svg:width="15.238cm" svg:height="0.873cm" draw:z-index="0"><draw:image xlink:href="Pictures/10000000000002400000002168E8634F6BFACAC1.png" xlink:type="simple" xlink:show="embed" xlink:actuate="onLoad" loext:mime-type="image/x-vclgraphic"/></draw:frame></text:p>
      <text:p text:style-name="P9"/>
      <text:p text:style-name="P7"/>
      <text:list xml:id="list134591389" text:style-name="WWNum1">
        <text:list-item>
          <text:p text:style-name="P14"><text:span text:style-name="T7">Лістинг програми:</text:span></text:p>
        </text:list-item>
      </text:list>
      <text:p text:style-name="P18"><text:span text:style-name="T25">import </text:span>numpy <text:span text:style-name="T25">as </text:span>np</text:p>
      <text:p text:style-name="P19"><text:span text:style-name="T25">import </text:span>scipy.stats</text:p>
      <text:p text:style-name="P19"><text:span text:style-name="T25">from </text:span>random <text:span text:style-name="T25">import </text:span>randint</text:p>
      <text:p text:style-name="P19"><text:span text:style-name="T25">from </text:span>copy <text:span text:style-name="T25">import </text:span>deepcopy</text:p>
      <text:p text:style-name="P19">x1min = -<text:span text:style-name="T31">25</text:span></text:p>
      <text:p text:style-name="P19">x1max = <text:span text:style-name="T31">75</text:span></text:p>
      <text:p text:style-name="P19">x2min = <text:span text:style-name="T31">5</text:span></text:p>
      <text:p text:style-name="P19">x2max = <text:span text:style-name="T31">40</text:span></text:p>
      <text:p text:style-name="P19">x3min = <text:span text:style-name="T31">15</text:span></text:p>
      <text:p text:style-name="P19">x3max = <text:span text:style-name="T31">25</text:span></text:p>
      <text:p text:style-name="P19">y_min = <text:span text:style-name="T31">198.4</text:span></text:p>
      <text:p text:style-name="P19">y_max = <text:span text:style-name="T31">246.6</text:span></text:p>
      <text:p text:style-name="P19">N = <text:span text:style-name="T31">8</text:span></text:p>
      <text:p text:style-name="P19">q = <text:span text:style-name="T31">0.05</text:span></text:p>
      <text:p text:style-name="P19"><text:span text:style-name="T22">print</text:span>(<text:span text:style-name="T37">"y=b0+b1*x1+b2*x2+b3*x3+b12*x1*x2+b13*x1*x3+b23*x2*x3+b123*x1*x2*x3+b11*x1^2+b22*x2^2+b33*x3^2"</text:span>)</text:p>
      <text:p text:style-name="P19">x_array = np.array([[x1max, x2max, x3max, x1max * x2max, x1max * x3max, x2max * x3max, x1max * x2max * x3max],</text:p>
      <text:p text:style-name="P20"><text:s text:c="20"/><text:span text:style-name="T47">[x1max, x2max, x3min, x1max * x2max, x1max * x3min, x2max * x3min, x1max * x2max * x3min],</text:span></text:p>
      <text:p text:style-name="P20"><text:s text:c="20"/><text:span text:style-name="T47">[x1max, x2min, x3max, x1max * x2min, x1max * x3max, x2min * x3max, x1max * x2min * x3max],</text:span></text:p>
      <text:p text:style-name="P20"><text:s text:c="20"/><text:span text:style-name="T47">[x1max, x2min, x3min, x1max * x2min, x1max * x3min, x2min * x3min, x1max * x2min * x3min],</text:span></text:p>
      <text:p text:style-name="P20"><text:s text:c="20"/><text:span text:style-name="T47">[x1min, x2max, x3max, x1min * x2max, x1min * x3max, x2max * x3max, x1min * x2max * x3max],</text:span></text:p>
      <text:p text:style-name="P20"><text:s text:c="20"/><text:span text:style-name="T47">[x1min, x2max, x3min, x1min * x2max, x1min * x3min, x2max * x3min, x1min * x2max * x3min],</text:span></text:p>
      <text:p text:style-name="P20"><text:s text:c="20"/><text:span text:style-name="T47">[x1min, x2min, x3max, x1min * x2min, x1min * x3max, x2min * x3max, x1min * x2min * x3max],</text:span></text:p>
      <text:p text:style-name="P20"><text:s text:c="20"/><text:span text:style-name="T47">[x1min, x2min, x3min, x1min * x2min, x1min * x3min, x2min * x3min, x1min * x2min * x3min]])</text:span></text:p>
      <text:p text:style-name="P19">y_array = np.array([[<text:span text:style-name="T31">210</text:span>, <text:span text:style-name="T31">215</text:span>, <text:span text:style-name="T31">215</text:span>],</text:p>
      <text:p text:style-name="P20"><text:s text:c="20"/><text:span text:style-name="T47">[</text:span><text:span text:style-name="T33">210</text:span><text:span text:style-name="T47">, </text:span><text:span text:style-name="T33">215</text:span><text:span text:style-name="T47">, </text:span><text:span text:style-name="T33">215</text:span><text:span text:style-name="T47">],</text:span></text:p>
      <text:p text:style-name="P20"><text:s text:c="20"/><text:span text:style-name="T47">[</text:span><text:span text:style-name="T33">210</text:span><text:span text:style-name="T47">, </text:span><text:span text:style-name="T33">224</text:span><text:span text:style-name="T47">, </text:span><text:span text:style-name="T33">215</text:span><text:span text:style-name="T47">],</text:span></text:p>
      <text:p text:style-name="P20"><text:s text:c="20"/><text:span text:style-name="T47">[</text:span><text:span text:style-name="T33">225</text:span><text:span text:style-name="T47">, </text:span><text:span text:style-name="T33">215</text:span><text:span text:style-name="T47">, </text:span><text:span text:style-name="T33">219</text:span><text:span text:style-name="T47">],</text:span></text:p>
      <text:p text:style-name="P20"><text:s text:c="20"/><text:span text:style-name="T47">[</text:span><text:span text:style-name="T33">210</text:span><text:span text:style-name="T47">, </text:span><text:span text:style-name="T33">215</text:span><text:span text:style-name="T47">, </text:span><text:span text:style-name="T33">215</text:span><text:span text:style-name="T47">],</text:span></text:p>
      <text:p text:style-name="P20"><text:s text:c="20"/><text:span text:style-name="T47">[</text:span><text:span text:style-name="T33">210</text:span><text:span text:style-name="T47">, </text:span><text:span text:style-name="T33">235</text:span><text:span text:style-name="T47">, </text:span><text:span text:style-name="T33">218</text:span><text:span text:style-name="T47">],</text:span></text:p>
      <text:p text:style-name="P20"><text:s text:c="20"/><text:span text:style-name="T47">[</text:span><text:span text:style-name="T33">210</text:span><text:span text:style-name="T47">, </text:span><text:span text:style-name="T33">230</text:span><text:span text:style-name="T47">, </text:span><text:span text:style-name="T33">215</text:span><text:span text:style-name="T47">],</text:span></text:p>
      <text:p text:style-name="P20"><text:s text:c="20"/><text:span text:style-name="T47">[</text:span><text:span text:style-name="T33">231</text:span><text:span text:style-name="T47">, </text:span><text:span text:style-name="T33">215</text:span><text:span text:style-name="T47">, </text:span><text:span text:style-name="T33">232</text:span><text:span text:style-name="T47">]])</text:span></text:p>
      <text:p text:style-name="P19"><text:span text:style-name="T25">def </text:span>average_y(_i, _m):</text:p>
      <text:p text:style-name="P20"><text:soft-page-break/><text:s text:c="4"/><text:span text:style-name="T47">total = </text:span><text:span text:style-name="T33">0</text:span></text:p>
      <text:p text:style-name="P20"><text:span text:style-name="T31"><text:s text:c="4"/></text:span><text:span text:style-name="T27">for </text:span><text:span text:style-name="T47">j </text:span><text:span text:style-name="T27">in </text:span><text:span text:style-name="T26">range</text:span><text:span text:style-name="T47">(</text:span><text:span text:style-name="T33">0</text:span><text:span text:style-name="T47">, </text:span><text:span text:style-name="T26">len</text:span><text:span text:style-name="T47">(y_array[</text:span><text:span text:style-name="T33">0</text:span><text:span text:style-name="T47">])):</text:span></text:p>
      <text:p text:style-name="P20"><text:s text:c="8"/><text:span text:style-name="T47">total += y_array[_i][j]</text:span></text:p>
      <text:p text:style-name="P20"><text:s text:c="4"/><text:span text:style-name="T27">return </text:span><text:span text:style-name="T47">total / _m</text:span></text:p>
      <text:p text:style-name="P19"><text:span text:style-name="T25">def </text:span>dispersion(line, average, _m):</text:p>
      <text:p text:style-name="P20"><text:s text:c="4"/><text:span text:style-name="T47">total = </text:span><text:span text:style-name="T33">0</text:span></text:p>
      <text:p text:style-name="P20"><text:span text:style-name="T31"><text:s text:c="4"/></text:span><text:span text:style-name="T27">for </text:span><text:span text:style-name="T47">_i </text:span><text:span text:style-name="T27">in </text:span><text:span text:style-name="T26">range</text:span><text:span text:style-name="T47">(</text:span><text:span text:style-name="T33">0</text:span><text:span text:style-name="T47">, </text:span><text:span text:style-name="T26">len</text:span><text:span text:style-name="T47">(y_array[</text:span><text:span text:style-name="T33">0</text:span><text:span text:style-name="T47">])):</text:span></text:p>
      <text:p text:style-name="P20"><text:s text:c="8"/><text:span text:style-name="T47">total += (y_array[line][_i] - average) ** </text:span><text:span text:style-name="T33">2</text:span></text:p>
      <text:p text:style-name="P20"><text:span text:style-name="T31"><text:s text:c="4"/></text:span><text:span text:style-name="T27">return </text:span><text:span text:style-name="T47">total / _m</text:span></text:p>
      <text:p text:style-name="P19"><text:span text:style-name="T25">def </text:span>kohren():</text:p>
      <text:p text:style-name="P20"><text:s text:c="4"/><text:span text:style-name="T47">_m = </text:span><text:span text:style-name="T33">3</text:span></text:p>
      <text:p text:style-name="P20"><text:span text:style-name="T31"><text:s text:c="4"/></text:span><text:span text:style-name="T27">global </text:span><text:span text:style-name="T47">x_array, y_array</text:span></text:p>
      <text:p text:style-name="P20"><text:s text:c="4"/><text:span text:style-name="T47">kohrens_list = [(</text:span><text:span text:style-name="T33">1</text:span><text:span text:style-name="T47">, </text:span><text:span text:style-name="T33">0.6798</text:span><text:span text:style-name="T47">), (</text:span><text:span text:style-name="T33">2</text:span><text:span text:style-name="T47">, </text:span><text:span text:style-name="T33">0.5157</text:span><text:span text:style-name="T47">), (</text:span><text:span text:style-name="T33">3</text:span><text:span text:style-name="T47">, </text:span><text:span text:style-name="T33">0.4377</text:span><text:span text:style-name="T47">), (</text:span><text:span text:style-name="T33">4</text:span><text:span text:style-name="T47">, </text:span><text:span text:style-name="T33">0.391</text:span><text:span text:style-name="T47">), (</text:span><text:span text:style-name="T33">5</text:span><text:span text:style-name="T47">, </text:span><text:span text:style-name="T33">0.3595</text:span><text:span text:style-name="T47">), (</text:span><text:span text:style-name="T33">6</text:span><text:span text:style-name="T47">, </text:span><text:span text:style-name="T33">0.3362</text:span><text:span text:style-name="T47">), (</text:span><text:span text:style-name="T33">7</text:span><text:span text:style-name="T47">, </text:span><text:span text:style-name="T33">0.3185</text:span><text:span text:style-name="T47">),</text:span></text:p>
      <text:p text:style-name="P20"><text:s text:c="20"/><text:span text:style-name="T47">(</text:span><text:span text:style-name="T33">8</text:span><text:span text:style-name="T47">, </text:span><text:span text:style-name="T33">0.3043</text:span><text:span text:style-name="T47">),</text:span></text:p>
      <text:p text:style-name="P20"><text:s text:c="20"/><text:span text:style-name="T47">(</text:span><text:span text:style-name="T33">9</text:span><text:span text:style-name="T47">, </text:span><text:span text:style-name="T33">0.2926</text:span><text:span text:style-name="T47">), (</text:span><text:span text:style-name="T33">10</text:span><text:span text:style-name="T47">, </text:span><text:span text:style-name="T33">0.2829</text:span><text:span text:style-name="T47">), (</text:span><text:span text:style-name="T33">16</text:span><text:span text:style-name="T47">, </text:span><text:span text:style-name="T33">0.2462</text:span><text:span text:style-name="T47">), (</text:span><text:span text:style-name="T33">36</text:span><text:span text:style-name="T47">, </text:span><text:span text:style-name="T33">0.2022</text:span><text:span text:style-name="T47">),</text:span></text:p>
      <text:p text:style-name="P20"><text:s text:c="20"/><text:span text:style-name="T47">(</text:span><text:span text:style-name="T33">144</text:span><text:span text:style-name="T47">, </text:span><text:span text:style-name="T33">0.1616</text:span><text:span text:style-name="T47">)] <text:s/></text:span><text:span text:style-name="T43"># хардкод при f2 = 8 т.к. f2 статично</text:span></text:p>
      <text:p text:style-name="P20"><text:span text:style-name="T40"><text:s text:c="4"/></text:span><text:span text:style-name="T27">while True</text:span><text:span text:style-name="T47">:</text:span></text:p>
      <text:p text:style-name="P20"><text:s text:c="8"/><text:span text:style-name="T47">my_average_array = []</text:span></text:p>
      <text:p text:style-name="P20"><text:s text:c="8"/><text:span text:style-name="T27">for </text:span><text:span text:style-name="T47">_i </text:span><text:span text:style-name="T27">in </text:span><text:span text:style-name="T26">range</text:span><text:span text:style-name="T47">(</text:span><text:span text:style-name="T33">0</text:span><text:span text:style-name="T47">, N):</text:span></text:p>
      <text:p text:style-name="P20"><text:s text:c="12"/><text:span text:style-name="T47">my_average_array.append(average_y(_i, _m))</text:span></text:p>
      <text:p text:style-name="P20"><text:s text:c="8"/><text:span text:style-name="T47">my_dispersion_array = []</text:span></text:p>
      <text:p text:style-name="P20"><text:s text:c="8"/><text:span text:style-name="T27">for </text:span><text:span text:style-name="T47">_i </text:span><text:span text:style-name="T27">in </text:span><text:span text:style-name="T26">range</text:span><text:span text:style-name="T47">(</text:span><text:span text:style-name="T33">0</text:span><text:span text:style-name="T47">, N):</text:span></text:p>
      <text:p text:style-name="P20"><text:s text:c="12"/><text:span text:style-name="T47">my_dispersion_array.append(dispersion(_i, my_average_array[_i], _m))</text:span></text:p>
      <text:p text:style-name="P20"><text:s text:c="8"/><text:span text:style-name="T47">gp = np.max(np.array(my_dispersion_array)) / np.sum(np.array(my_dispersion_array))</text:span></text:p>
      <text:p text:style-name="P20"><text:s text:c="8"/><text:span text:style-name="T47">_f1 = _m - </text:span><text:span text:style-name="T33">1</text:span></text:p>
      <text:p text:style-name="P20"><text:span text:style-name="T31"><text:s text:c="8"/></text:span><text:span text:style-name="T47">_f2 = N</text:span></text:p>
      <text:p text:style-name="P20"><text:s text:c="8"/><text:span text:style-name="T27">if </text:span><text:span text:style-name="T47">gp &lt;= kohrens_list[_f1 - </text:span><text:span text:style-name="T33">1</text:span><text:span text:style-name="T47">][</text:span><text:span text:style-name="T33">1</text:span><text:span text:style-name="T47">]:</text:span></text:p>
      <text:p text:style-name="P20"><text:s text:c="12"/><text:span text:style-name="T27">return </text:span><text:span text:style-name="T47">gp, _m, my_average_array, my_dispersion_array, _f1, _f2</text:span></text:p>
      <text:p text:style-name="P20"><text:s text:c="8"/><text:span text:style-name="T47">_m += </text:span><text:span text:style-name="T33">1 <text:s/></text:span><text:span text:style-name="T43"># increase in repetition</text:span></text:p>
      <text:p text:style-name="P20"><text:span text:style-name="T40"><text:s text:c="8"/></text:span><text:span text:style-name="T47">additional = np.array([[randint(y_min, y_max)],</text:span></text:p>
      <text:p text:style-name="P20"><text:s text:c="31"/><text:span text:style-name="T47">[randint(y_min, y_max)],</text:span></text:p>
      <text:p text:style-name="P20"><text:s text:c="31"/><text:span text:style-name="T47">[randint(y_min, y_max)],</text:span></text:p>
      <text:p text:style-name="P20"><text:s text:c="31"/><text:span text:style-name="T47">[randint(y_min, y_max)],</text:span></text:p>
      <text:p text:style-name="P20"><text:s text:c="31"/><text:span text:style-name="T47">[randint(y_min, y_max)],</text:span></text:p>
      <text:p text:style-name="P20"><text:s text:c="31"/><text:span text:style-name="T47">[randint(y_min, y_max)],</text:span></text:p>
      <text:p text:style-name="P20"><text:s text:c="31"/><text:span text:style-name="T47">[randint(y_min, y_max)],</text:span></text:p>
      <text:p text:style-name="P20"><text:s text:c="31"/><text:span text:style-name="T47">[randint(y_min, y_max)]])</text:span></text:p>
      <text:p text:style-name="P20"><text:s text:c="8"/><text:span text:style-name="T47">y_array = np.append(y_array, additional, </text:span><text:span text:style-name="T46">axis</text:span><text:span text:style-name="T47">=</text:span><text:span text:style-name="T33">1</text:span><text:span text:style-name="T47">) <text:s/></text:span><text:span text:style-name="T43"># add column to planning matrix</text:span></text:p>
      <text:p text:style-name="P19">Gp, m, my_Y_averageArray, myDispersionArray, f1, f2 = kohren()</text:p>
      <text:p text:style-name="P19"><text:span text:style-name="T22">print</text:span>(<text:span text:style-name="T37">f"m={m}, при Gр={Gp}"</text:span>)</text:p>
      <text:p text:style-name="P19">my_X_averageArray = []</text:p>
      <text:p text:style-name="P19"><text:span text:style-name="T25">def </text:span>average_x_in_line(position):</text:p>
      <text:p text:style-name="P20"><text:s text:c="4"/><text:span text:style-name="T47">total = </text:span><text:span text:style-name="T33">0</text:span></text:p>
      <text:p text:style-name="P20"><text:span text:style-name="T31"><text:s text:c="4"/></text:span><text:span text:style-name="T27">for </text:span><text:span text:style-name="T47">_i </text:span><text:span text:style-name="T27">in </text:span><text:span text:style-name="T26">range</text:span><text:span text:style-name="T47">(N):</text:span></text:p>
      <text:p text:style-name="P20"><text:s text:c="8"/><text:span text:style-name="T47">total += x_array[_i][position]</text:span></text:p>
      <text:p text:style-name="P20"><text:s text:c="4"/><text:span text:style-name="T27">return </text:span><text:span text:style-name="T47">total / N</text:span></text:p>
      <text:p text:style-name="P19"><text:span text:style-name="T25">for </text:span>i <text:span text:style-name="T25">in </text:span><text:span text:style-name="T22">range</text:span>(<text:span text:style-name="T31">3</text:span>):</text:p>
      <text:p text:style-name="P20"><text:s text:c="4"/><text:span text:style-name="T47">my_X_averageArray.append(average_x_in_line(i))</text:span></text:p>
      <text:p text:style-name="P19">my = np.sum(my_Y_averageArray) / m</text:p>
      <text:p text:style-name="P19"><text:span text:style-name="T25">def </text:span>get_sum(*args): <text:s/><text:span text:style-name="T44"># take int X or array Xi_values for multiplication</text:span></text:p>
      <text:p text:style-name="P20"><text:span text:style-name="T40"><text:s text:c="4"/></text:span><text:span text:style-name="T47">summa = </text:span><text:span text:style-name="T33">0</text:span></text:p>
      <text:p text:style-name="P20"><text:span text:style-name="T31"><text:s text:c="4"/></text:span><text:span text:style-name="T27">try</text:span><text:span text:style-name="T47">:</text:span></text:p>
      <text:p text:style-name="P20"><text:s text:c="8"/><text:span text:style-name="T27">if </text:span><text:span text:style-name="T47">args[</text:span><text:span text:style-name="T33">0</text:span><text:span text:style-name="T47">] == </text:span><text:span text:style-name="T38">"y"</text:span><text:span text:style-name="T47">:</text:span></text:p>
      <text:p text:style-name="P20"><text:s text:c="12"/><text:span text:style-name="T27">if </text:span><text:span text:style-name="T26">len</text:span><text:span text:style-name="T47">(args) == </text:span><text:span text:style-name="T33">1</text:span><text:span text:style-name="T47">:</text:span></text:p>
      <text:p text:style-name="P20"><text:s text:c="16"/><text:span text:style-name="T47">summa = </text:span><text:span text:style-name="T26">sum</text:span><text:span text:style-name="T47">(my_Y_averageArray)</text:span></text:p>
      <text:p text:style-name="P20"><text:s text:c="12"/><text:span text:style-name="T27">else</text:span><text:span text:style-name="T47">:</text:span></text:p>
      <text:p text:style-name="P20"><text:s text:c="16"/><text:span text:style-name="T27">for </text:span><text:span text:style-name="T47">j </text:span><text:span text:style-name="T27">in </text:span><text:span text:style-name="T26">range</text:span><text:span text:style-name="T47">(N):</text:span></text:p>
      <text:p text:style-name="P20"><text:s text:c="20"/><text:span text:style-name="T47">sum_i_temp = </text:span><text:span text:style-name="T33">1</text:span></text:p>
      <text:p text:style-name="P20"><text:soft-page-break/><text:span text:style-name="T31"><text:s text:c="20"/></text:span><text:span text:style-name="T27">for </text:span><text:span text:style-name="T47">_i </text:span><text:span text:style-name="T27">in </text:span><text:span text:style-name="T26">range</text:span><text:span text:style-name="T47">(</text:span><text:span text:style-name="T26">len</text:span><text:span text:style-name="T47">(args) - </text:span><text:span text:style-name="T33">1</text:span><text:span text:style-name="T47">): <text:s/></text:span><text:span text:style-name="T43"># loop for all arguments except "у"</text:span></text:p>
      <text:p text:style-name="P20"><text:span text:style-name="T40"><text:s text:c="24"/></text:span><text:span text:style-name="T47">sum_i_temp *= x_array[j][args[_i + </text:span><text:span text:style-name="T33">1</text:span><text:span text:style-name="T47">] - </text:span><text:span text:style-name="T33">1</text:span><text:span text:style-name="T47">] <text:s/></text:span><text:span text:style-name="T43"># all "X" multiplication</text:span></text:p>
      <text:p text:style-name="P20"><text:span text:style-name="T40"><text:s text:c="20"/></text:span><text:span text:style-name="T47">sum_i_temp *= my_Y_averageArray[j] <text:s/></text:span><text:span text:style-name="T43"># multiply by "у"</text:span></text:p>
      <text:p text:style-name="P20"><text:span text:style-name="T40"><text:s text:c="20"/></text:span><text:span text:style-name="T47">summa += sum_i_temp</text:span></text:p>
      <text:p text:style-name="P20"><text:s text:c="8"/><text:span text:style-name="T27">elif </text:span><text:span text:style-name="T26">len</text:span><text:span text:style-name="T47">(args) == </text:span><text:span text:style-name="T33">1</text:span><text:span text:style-name="T47">:</text:span></text:p>
      <text:p text:style-name="P20"><text:s text:c="12"/><text:span text:style-name="T47">args = args[</text:span><text:span text:style-name="T33">0</text:span><text:span text:style-name="T47">] - </text:span><text:span text:style-name="T33">1</text:span></text:p>
      <text:p text:style-name="P20"><text:span text:style-name="T31"><text:s text:c="12"/></text:span><text:span text:style-name="T27">for </text:span><text:span text:style-name="T47">obj </text:span><text:span text:style-name="T27">in </text:span><text:span text:style-name="T47">x_array:</text:span></text:p>
      <text:p text:style-name="P20"><text:s text:c="16"/><text:span text:style-name="T47">summa += obj[args]</text:span></text:p>
      <text:p text:style-name="P20"><text:s text:c="8"/><text:span text:style-name="T27">else</text:span><text:span text:style-name="T47">: <text:s/></text:span><text:span text:style-name="T43"># if function has cortege as input</text:span></text:p>
      <text:p text:style-name="P20"><text:span text:style-name="T40"><text:s text:c="12"/></text:span><text:span text:style-name="T27">for </text:span><text:span text:style-name="T47">obj </text:span><text:span text:style-name="T27">in </text:span><text:span text:style-name="T47">x_array:</text:span></text:p>
      <text:p text:style-name="P20"><text:s text:c="16"/><text:span text:style-name="T47">sum_i_temp = </text:span><text:span text:style-name="T33">1</text:span></text:p>
      <text:p text:style-name="P20"><text:span text:style-name="T31"><text:s text:c="16"/></text:span><text:span text:style-name="T27">for </text:span><text:span text:style-name="T47">_i </text:span><text:span text:style-name="T27">in </text:span><text:span text:style-name="T26">range</text:span><text:span text:style-name="T47">(</text:span><text:span text:style-name="T26">len</text:span><text:span text:style-name="T47">(args)):</text:span></text:p>
      <text:p text:style-name="P20"><text:s text:c="20"/><text:span text:style-name="T47">sum_i_temp *= obj[</text:span></text:p>
      <text:p text:style-name="P20"><text:s text:c="24"/><text:span text:style-name="T47">args[_i] - </text:span><text:span text:style-name="T33">1</text:span><text:span text:style-name="T47">] <text:s/></text:span><text:span text:style-name="T43"># multiply all X from cortege, add twice X to cortege for square</text:span></text:p>
      <text:p text:style-name="P20"><text:span text:style-name="T40"><text:s text:c="16"/></text:span><text:span text:style-name="T47">summa += sum_i_temp</text:span></text:p>
      <text:p text:style-name="P20"><text:s text:c="4"/><text:span text:style-name="T27">except</text:span><text:span text:style-name="T47">:</text:span></text:p>
      <text:p text:style-name="P20"><text:s text:c="8"/><text:span text:style-name="T26">print</text:span><text:span text:style-name="T47">(</text:span><text:span text:style-name="T38">"def error"</text:span><text:span text:style-name="T47">)</text:span></text:p>
      <text:p text:style-name="P20"><text:s text:c="4"/><text:span text:style-name="T27">return </text:span><text:span text:style-name="T47">summa</text:span></text:p>
      <text:p text:style-name="P19">coeffList_1 = [N, get_sum(<text:span text:style-name="T31">1</text:span>), get_sum(<text:span text:style-name="T31">2</text:span>), get_sum(<text:span text:style-name="T31">3</text:span>), get_sum(<text:span text:style-name="T31">1</text:span>, <text:span text:style-name="T31">2</text:span>), get_sum(<text:span text:style-name="T31">1</text:span>, <text:span text:style-name="T31">3</text:span>),</text:p>
      <text:p text:style-name="P20"><text:s text:c="15"/><text:span text:style-name="T47">get_sum(</text:span><text:span text:style-name="T33">2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2</text:span><text:span text:style-name="T47">, </text:span><text:span text:style-name="T33">3</text:span><text:span text:style-name="T47">)]</text:span></text:p>
      <text:p text:style-name="P19">coeffList_2 = [get_sum(<text:span text:style-name="T31">1</text:span>), get_sum(<text:span text:style-name="T31">1</text:span>, <text:span text:style-name="T31">1</text:span>), get_sum(<text:span text:style-name="T31">1</text:span>, <text:span text:style-name="T31">2</text:span>), get_sum(<text:span text:style-name="T31">1</text:span>, <text:span text:style-name="T31">3</text:span>), get_sum(<text:span text:style-name="T31">1</text:span>, <text:span text:style-name="T31">1</text:span>, <text:span text:style-name="T31">2</text:span>),</text:p>
      <text:p text:style-name="P20"><text:s text:c="15"/><text:span text:style-name="T47">get_sum(</text:span><text:span text:style-name="T33">1</text:span><text:span text:style-name="T47">, </text:span><text:span text:style-name="T33">1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2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1</text:span><text:span text:style-name="T47">, </text:span><text:span text:style-name="T33">2</text:span><text:span text:style-name="T47">, </text:span><text:span text:style-name="T33">3</text:span><text:span text:style-name="T47">)]</text:span></text:p>
      <text:p text:style-name="P19">coeffList_3 = [get_sum(<text:span text:style-name="T31">2</text:span>), get_sum(<text:span text:style-name="T31">1</text:span>, <text:span text:style-name="T31">2</text:span>), get_sum(<text:span text:style-name="T31">2</text:span>, <text:span text:style-name="T31">2</text:span>), get_sum(<text:span text:style-name="T31">2</text:span>, <text:span text:style-name="T31">3</text:span>), get_sum(<text:span text:style-name="T31">1</text:span>, <text:span text:style-name="T31">2</text:span>, <text:span text:style-name="T31">2</text:span>),</text:p>
      <text:p text:style-name="P20"><text:s text:c="15"/><text:span text:style-name="T47">get_sum(</text:span><text:span text:style-name="T33">1</text:span><text:span text:style-name="T47">, </text:span><text:span text:style-name="T33">2</text:span><text:span text:style-name="T47">, </text:span><text:span text:style-name="T33">3</text:span><text:span text:style-name="T47">), get_sum(</text:span><text:span text:style-name="T33">2</text:span><text:span text:style-name="T47">, </text:span><text:span text:style-name="T33">2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2</text:span><text:span text:style-name="T47">, </text:span><text:span text:style-name="T33">2</text:span><text:span text:style-name="T47">, </text:span><text:span text:style-name="T33">3</text:span><text:span text:style-name="T47">)]</text:span></text:p>
      <text:p text:style-name="P19">coeffList_4 = [get_sum(<text:span text:style-name="T31">3</text:span>), get_sum(<text:span text:style-name="T31">1</text:span>, <text:span text:style-name="T31">3</text:span>), get_sum(<text:span text:style-name="T31">2</text:span>, <text:span text:style-name="T31">3</text:span>), get_sum(<text:span text:style-name="T31">3</text:span>, <text:span text:style-name="T31">3</text:span>), get_sum(<text:span text:style-name="T31">1</text:span>, <text:span text:style-name="T31">2</text:span>, <text:span text:style-name="T31">3</text:span>),</text:p>
      <text:p text:style-name="P20"><text:s text:c="15"/><text:span text:style-name="T47">get_sum(</text:span><text:span text:style-name="T33">1</text:span><text:span text:style-name="T47">, </text:span><text:span text:style-name="T33">3</text:span><text:span text:style-name="T47">, </text:span><text:span text:style-name="T33">3</text:span><text:span text:style-name="T47">), get_sum(</text:span><text:span text:style-name="T33">2</text:span><text:span text:style-name="T47">, </text:span><text:span text:style-name="T33">3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2</text:span><text:span text:style-name="T47">, </text:span><text:span text:style-name="T33">3</text:span><text:span text:style-name="T47">, </text:span><text:span text:style-name="T33">3</text:span><text:span text:style-name="T47">)]</text:span></text:p>
      <text:p text:style-name="P19">coeffList_5 = [get_sum(<text:span text:style-name="T31">1</text:span>, <text:span text:style-name="T31">2</text:span>), get_sum(<text:span text:style-name="T31">1</text:span>, <text:span text:style-name="T31">1</text:span>, <text:span text:style-name="T31">2</text:span>), get_sum(<text:span text:style-name="T31">1</text:span>, <text:span text:style-name="T31">2</text:span>, <text:span text:style-name="T31">2</text:span>), get_sum(<text:span text:style-name="T31">1</text:span>, <text:span text:style-name="T31">2</text:span>, <text:span text:style-name="T31">3</text:span>),</text:p>
      <text:p text:style-name="P20"><text:s text:c="15"/><text:span text:style-name="T47">get_sum(</text:span><text:span text:style-name="T33">1</text:span><text:span text:style-name="T47">, </text:span><text:span text:style-name="T33">1</text:span><text:span text:style-name="T47">, </text:span><text:span text:style-name="T33">2</text:span><text:span text:style-name="T47">, </text:span><text:span text:style-name="T33">2</text:span><text:span text:style-name="T47">), get_sum(</text:span><text:span text:style-name="T33">1</text:span><text:span text:style-name="T47">, </text:span><text:span text:style-name="T33">1</text:span><text:span text:style-name="T47">, </text:span><text:span text:style-name="T33">2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2</text:span><text:span text:style-name="T47">, </text:span><text:span text:style-name="T33">2</text:span><text:span text:style-name="T47">, </text:span><text:span text:style-name="T33">3</text:span><text:span text:style-name="T47">),</text:span></text:p>
      <text:p text:style-name="P20"><text:s text:c="15"/><text:span text:style-name="T47">get_sum(</text:span><text:span text:style-name="T33">1</text:span><text:span text:style-name="T47">, </text:span><text:span text:style-name="T33">1</text:span><text:span text:style-name="T47">, </text:span><text:span text:style-name="T33">2</text:span><text:span text:style-name="T47">, </text:span><text:span text:style-name="T33">2</text:span><text:span text:style-name="T47">, </text:span><text:span text:style-name="T33">3</text:span><text:span text:style-name="T47">)]</text:span></text:p>
      <text:p text:style-name="P19">coeffList_6 = [get_sum(<text:span text:style-name="T31">1</text:span>, <text:span text:style-name="T31">3</text:span>), get_sum(<text:span text:style-name="T31">1</text:span>, <text:span text:style-name="T31">1</text:span>, <text:span text:style-name="T31">3</text:span>), get_sum(<text:span text:style-name="T31">1</text:span>, <text:span text:style-name="T31">2</text:span>, <text:span text:style-name="T31">3</text:span>), get_sum(<text:span text:style-name="T31">1</text:span>, <text:span text:style-name="T31">3</text:span>, <text:span text:style-name="T31">3</text:span>),</text:p>
      <text:p text:style-name="P20"><text:s text:c="15"/><text:span text:style-name="T47">get_sum(</text:span><text:span text:style-name="T33">1</text:span><text:span text:style-name="T47">, </text:span><text:span text:style-name="T33">1</text:span><text:span text:style-name="T47">, </text:span><text:span text:style-name="T33">2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1</text:span><text:span text:style-name="T47">, </text:span><text:span text:style-name="T33">3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2</text:span><text:span text:style-name="T47">, </text:span><text:span text:style-name="T33">3</text:span><text:span text:style-name="T47">, </text:span><text:span text:style-name="T33">3</text:span><text:span text:style-name="T47">),</text:span></text:p>
      <text:p text:style-name="P20"><text:s text:c="15"/><text:span text:style-name="T47">get_sum(</text:span><text:span text:style-name="T33">1</text:span><text:span text:style-name="T47">, </text:span><text:span text:style-name="T33">1</text:span><text:span text:style-name="T47">, </text:span><text:span text:style-name="T33">2</text:span><text:span text:style-name="T47">, </text:span><text:span text:style-name="T33">3</text:span><text:span text:style-name="T47">, </text:span><text:span text:style-name="T33">3</text:span><text:span text:style-name="T47">)]</text:span></text:p>
      <text:p text:style-name="P19">coeffList_7 = [get_sum(<text:span text:style-name="T31">2</text:span>, <text:span text:style-name="T31">3</text:span>), get_sum(<text:span text:style-name="T31">1</text:span>, <text:span text:style-name="T31">2</text:span>, <text:span text:style-name="T31">3</text:span>), get_sum(<text:span text:style-name="T31">2</text:span>, <text:span text:style-name="T31">2</text:span>, <text:span text:style-name="T31">3</text:span>), get_sum(<text:span text:style-name="T31">2</text:span>, <text:span text:style-name="T31">3</text:span>, <text:span text:style-name="T31">3</text:span>),</text:p>
      <text:p text:style-name="P20"><text:s text:c="15"/><text:span text:style-name="T47">get_sum(</text:span><text:span text:style-name="T33">1</text:span><text:span text:style-name="T47">, </text:span><text:span text:style-name="T33">2</text:span><text:span text:style-name="T47">, </text:span><text:span text:style-name="T33">2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2</text:span><text:span text:style-name="T47">, </text:span><text:span text:style-name="T33">3</text:span><text:span text:style-name="T47">, </text:span><text:span text:style-name="T33">3</text:span><text:span text:style-name="T47">), get_sum(</text:span><text:span text:style-name="T33">2</text:span><text:span text:style-name="T47">, </text:span><text:span text:style-name="T33">2</text:span><text:span text:style-name="T47">, </text:span><text:span text:style-name="T33">3</text:span><text:span text:style-name="T47">, </text:span><text:span text:style-name="T33">3</text:span><text:span text:style-name="T47">),</text:span></text:p>
      <text:p text:style-name="P20"><text:s text:c="15"/><text:span text:style-name="T47">get_sum(</text:span><text:span text:style-name="T33">1</text:span><text:span text:style-name="T47">, </text:span><text:span text:style-name="T33">2</text:span><text:span text:style-name="T47">, </text:span><text:span text:style-name="T33">2</text:span><text:span text:style-name="T47">, </text:span><text:span text:style-name="T33">3</text:span><text:span text:style-name="T47">, </text:span><text:span text:style-name="T33">3</text:span><text:span text:style-name="T47">)]</text:span></text:p>
      <text:p text:style-name="P19">coeffList_8 = [get_sum(<text:span text:style-name="T31">1</text:span>, <text:span text:style-name="T31">2</text:span>, <text:span text:style-name="T31">3</text:span>), get_sum(<text:span text:style-name="T31">1</text:span>, <text:span text:style-name="T31">1</text:span>, <text:span text:style-name="T31">2</text:span>, <text:span text:style-name="T31">3</text:span>), get_sum(<text:span text:style-name="T31">1</text:span>, <text:span text:style-name="T31">2</text:span>, <text:span text:style-name="T31">2</text:span>, <text:span text:style-name="T31">3</text:span>), get_sum(<text:span text:style-name="T31">1</text:span>, <text:span text:style-name="T31">2</text:span>, <text:span text:style-name="T31">3</text:span>, <text:span text:style-name="T31">3</text:span>),</text:p>
      <text:p text:style-name="P20"><text:s text:c="15"/><text:span text:style-name="T47">get_sum(</text:span><text:span text:style-name="T33">1</text:span><text:span text:style-name="T47">, </text:span><text:span text:style-name="T33">1</text:span><text:span text:style-name="T47">, </text:span><text:span text:style-name="T33">2</text:span><text:span text:style-name="T47">, </text:span><text:span text:style-name="T33">2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1</text:span><text:span text:style-name="T47">, </text:span><text:span text:style-name="T33">2</text:span><text:span text:style-name="T47">, </text:span><text:span text:style-name="T33">3</text:span><text:span text:style-name="T47">, </text:span><text:span text:style-name="T33">3</text:span><text:span text:style-name="T47">), get_sum(</text:span><text:span text:style-name="T33">1</text:span><text:span text:style-name="T47">, </text:span><text:span text:style-name="T33">2</text:span><text:span text:style-name="T47">, </text:span><text:span text:style-name="T33">2</text:span><text:span text:style-name="T47">, </text:span><text:span text:style-name="T33">3</text:span><text:span text:style-name="T47">, </text:span><text:span text:style-name="T33">3</text:span><text:span text:style-name="T47">),</text:span></text:p>
      <text:p text:style-name="P20"><text:s text:c="15"/><text:span text:style-name="T47">get_sum(</text:span><text:span text:style-name="T33">1</text:span><text:span text:style-name="T47">, </text:span><text:span text:style-name="T33">1</text:span><text:span text:style-name="T47">, </text:span><text:span text:style-name="T33">2</text:span><text:span text:style-name="T47">, </text:span><text:span text:style-name="T33">2</text:span><text:span text:style-name="T47">, </text:span><text:span text:style-name="T33">3</text:span><text:span text:style-name="T47">, </text:span><text:span text:style-name="T33">3</text:span><text:span text:style-name="T47">)]</text:span></text:p>
      <text:p text:style-name="P19">coeffListNinth = [k0, k1, k2, k3, k4, k5, k6, k7] = [get_sum(<text:span text:style-name="T37">"y"</text:span>), get_sum(<text:span text:style-name="T37">"y"</text:span>, <text:span text:style-name="T31">1</text:span>), get_sum(<text:span text:style-name="T37">"y"</text:span>, <text:span text:style-name="T31">2</text:span>), get_sum(</text:p>
      <text:p text:style-name="P20"><text:s text:c="4"/><text:span text:style-name="T38">"y"</text:span><text:span text:style-name="T47">, </text:span><text:span text:style-name="T33">3</text:span><text:span text:style-name="T47">), get_sum(</text:span><text:span text:style-name="T38">"y"</text:span><text:span text:style-name="T47">, </text:span><text:span text:style-name="T33">1</text:span><text:span text:style-name="T47">, </text:span><text:span text:style-name="T33">2</text:span><text:span text:style-name="T47">), get_sum(</text:span><text:span text:style-name="T38">"y"</text:span><text:span text:style-name="T47">, </text:span><text:span text:style-name="T33">1</text:span><text:span text:style-name="T47">, </text:span><text:span text:style-name="T33">3</text:span><text:span text:style-name="T47">), get_sum(</text:span><text:span text:style-name="T38">"y"</text:span><text:span text:style-name="T47">, </text:span><text:span text:style-name="T33">2</text:span><text:span text:style-name="T47">, </text:span><text:span text:style-name="T33">3</text:span><text:span text:style-name="T47">), get_sum(</text:span><text:span text:style-name="T38">"y"</text:span><text:span text:style-name="T47">, </text:span><text:span text:style-name="T33">1</text:span><text:span text:style-name="T47">, </text:span><text:span text:style-name="T33">2</text:span><text:span text:style-name="T47">, </text:span><text:span text:style-name="T33">3</text:span><text:span text:style-name="T47">)]</text:span></text:p>
      <text:p text:style-name="P19">fullList = [coeffList_1, coeffList_2, coeffList_3, coeffList_4, coeffList_5, coeffList_6, coeffList_7, coeffList_8]</text:p>
      <text:p text:style-name="P19"><text:span text:style-name="T25">def </text:span>positioning(position):</text:p>
      <text:p text:style-name="P20"><text:s text:c="4"/><text:span text:style-name="T47">new_fulllist = deepcopy(fullList)</text:span></text:p>
      <text:p text:style-name="P20"><text:s text:c="4"/><text:span text:style-name="T47">count = </text:span><text:span text:style-name="T33">0</text:span></text:p>
      <text:p text:style-name="P20"><text:span text:style-name="T31"><text:s text:c="4"/></text:span><text:span text:style-name="T27">for </text:span><text:span text:style-name="T47">each </text:span><text:span text:style-name="T27">in </text:span><text:span text:style-name="T47">new_fulllist:</text:span></text:p>
      <text:p text:style-name="P20"><text:s text:c="8"/><text:span text:style-name="T47">each.insert(position, coeffListNinth[count])</text:span></text:p>
      <text:p text:style-name="P20"><text:s text:c="8"/><text:span text:style-name="T47">each.pop(position + </text:span><text:span text:style-name="T33">1</text:span><text:span text:style-name="T47">)</text:span></text:p>
      <text:p text:style-name="P20"><text:s text:c="8"/><text:span text:style-name="T47">count += </text:span><text:span text:style-name="T33">1</text:span></text:p>
      <text:p text:style-name="P20"><text:span text:style-name="T31"><text:s text:c="4"/></text:span><text:span text:style-name="T27">return </text:span><text:span text:style-name="T47">new_fulllist</text:span></text:p>
      <text:p text:style-name="P19">fullDet = np.linalg.det(np.array(fullList))</text:p>
      <text:p text:style-name="P19">b0 = np.linalg.det(np.array(positioning(<text:span text:style-name="T31">0</text:span>))) / fullDet</text:p>
      <text:p text:style-name="P19"><text:soft-page-break/>b1 = np.linalg.det(np.array(positioning(<text:span text:style-name="T31">1</text:span>))) / fullDet</text:p>
      <text:p text:style-name="P19">b2 = np.linalg.det(np.array(positioning(<text:span text:style-name="T31">2</text:span>))) / fullDet</text:p>
      <text:p text:style-name="P19">b3 = np.linalg.det(np.array(positioning(<text:span text:style-name="T31">3</text:span>))) / fullDet</text:p>
      <text:p text:style-name="P19">b12 = np.linalg.det(np.array(positioning(<text:span text:style-name="T31">4</text:span>))) / fullDet</text:p>
      <text:p text:style-name="P19">b13 = np.linalg.det(np.array(positioning(<text:span text:style-name="T31">5</text:span>))) / fullDet</text:p>
      <text:p text:style-name="P19">b23 = np.linalg.det(np.array(positioning(<text:span text:style-name="T31">6</text:span>))) / fullDet</text:p>
      <text:p text:style-name="P19">b123 = np.linalg.det(np.array(positioning(<text:span text:style-name="T31">7</text:span>))) / fullDet</text:p>
      <text:p text:style-name="P21">"""</text:p>
      <text:p text:style-name="P21">print(str(round(b0, 2)) + str(round(b1,2)) +" * x + "+ str(round(b2,2)) + " * x + "+str(round(b3,20))+ " * x + </text:p>
      <text:p text:style-name="P22"><text:s text:c="4"/><text:span text:style-name="T48">"+str(round(b12,2))+" * x + "+str(round(b13,2))+" * x +"+str(round(b23,2))+ " * x +"+str(round(b123,2))+" * x")</text:span></text:p>
      <text:p text:style-name="P21">"""</text:p>
      <text:p text:style-name="P17"># Стьюдент</text:p>
      <text:p text:style-name="P19">S2B = np.sum(myDispersionArray) / N</text:p>
      <text:p text:style-name="P19">S2Bs = S2B / m / N</text:p>
      <text:p text:style-name="P19">Sbs = np.sqrt(S2Bs)</text:p>
      <text:p text:style-name="P19">x_array_normal = [</text:p>
      <text:p text:style-name="P20"><text:s text:c="4"/><text:span text:style-name="T47">[</text:span><text:span text:style-name="T33">1</text:span><text:span text:style-name="T47">, -</text:span><text:span text:style-name="T33">1</text:span><text:span text:style-name="T47">, -</text:span><text:span text:style-name="T33">1</text:span><text:span text:style-name="T47">, -</text:span><text:span text:style-name="T33">1</text:span><text:span text:style-name="T47">],</text:span></text:p>
      <text:p text:style-name="P20"><text:s text:c="4"/><text:span text:style-name="T47">[</text:span><text:span text:style-name="T33">1</text:span><text:span text:style-name="T47">, -</text:span><text:span text:style-name="T33">1</text:span><text:span text:style-name="T47">, -</text:span><text:span text:style-name="T33">1</text:span><text:span text:style-name="T47">, </text:span><text:span text:style-name="T33">1</text:span><text:span text:style-name="T47">],</text:span></text:p>
      <text:p text:style-name="P20"><text:s text:c="4"/><text:span text:style-name="T47">[</text:span><text:span text:style-name="T33">1</text:span><text:span text:style-name="T47">, -</text:span><text:span text:style-name="T33">1</text:span><text:span text:style-name="T47">, </text:span><text:span text:style-name="T33">1</text:span><text:span text:style-name="T47">, -</text:span><text:span text:style-name="T33">1</text:span><text:span text:style-name="T47">],</text:span></text:p>
      <text:p text:style-name="P20"><text:s text:c="4"/><text:span text:style-name="T47">[</text:span><text:span text:style-name="T33">1</text:span><text:span text:style-name="T47">, -</text:span><text:span text:style-name="T33">1</text:span><text:span text:style-name="T47">, </text:span><text:span text:style-name="T33">1</text:span><text:span text:style-name="T47">, </text:span><text:span text:style-name="T33">1</text:span><text:span text:style-name="T47">],</text:span></text:p>
      <text:p text:style-name="P20"><text:s text:c="4"/><text:span text:style-name="T47">[</text:span><text:span text:style-name="T33">1</text:span><text:span text:style-name="T47">, </text:span><text:span text:style-name="T33">1</text:span><text:span text:style-name="T47">, -</text:span><text:span text:style-name="T33">1</text:span><text:span text:style-name="T47">, -</text:span><text:span text:style-name="T33">1</text:span><text:span text:style-name="T47">],</text:span></text:p>
      <text:p text:style-name="P20"><text:s text:c="4"/><text:span text:style-name="T47">[</text:span><text:span text:style-name="T33">1</text:span><text:span text:style-name="T47">, </text:span><text:span text:style-name="T33">1</text:span><text:span text:style-name="T47">, -</text:span><text:span text:style-name="T33">1</text:span><text:span text:style-name="T47">, </text:span><text:span text:style-name="T33">1</text:span><text:span text:style-name="T47">],</text:span></text:p>
      <text:p text:style-name="P20"><text:s text:c="4"/><text:span text:style-name="T47">[</text:span><text:span text:style-name="T33">1</text:span><text:span text:style-name="T47">, </text:span><text:span text:style-name="T33">1</text:span><text:span text:style-name="T47">, </text:span><text:span text:style-name="T33">1</text:span><text:span text:style-name="T47">, -</text:span><text:span text:style-name="T33">1</text:span><text:span text:style-name="T47">],</text:span></text:p>
      <text:p text:style-name="P20"><text:s text:c="4"/><text:span text:style-name="T47">[</text:span><text:span text:style-name="T33">1</text:span><text:span text:style-name="T47">, </text:span><text:span text:style-name="T33">1</text:span><text:span text:style-name="T47">, </text:span><text:span text:style-name="T33">1</text:span><text:span text:style-name="T47">, </text:span><text:span text:style-name="T33">1</text:span><text:span text:style-name="T47">],</text:span></text:p>
      <text:p text:style-name="P19">]</text:p>
      <text:p text:style-name="P19"><text:span text:style-name="T25">def </text:span>get_beta(_i):</text:p>
      <text:p text:style-name="P20"><text:s text:c="4"/><text:span text:style-name="T47">summa = </text:span><text:span text:style-name="T33">0</text:span></text:p>
      <text:p text:style-name="P20"><text:span text:style-name="T31"><text:s text:c="4"/></text:span><text:span text:style-name="T27">for </text:span><text:span text:style-name="T47">j </text:span><text:span text:style-name="T27">in </text:span><text:span text:style-name="T26">range</text:span><text:span text:style-name="T47">(N):</text:span></text:p>
      <text:p text:style-name="P20"><text:s text:c="8"/><text:span text:style-name="T47">summa += my_Y_averageArray[j] * x_array_normal[j][_i]</text:span></text:p>
      <text:p text:style-name="P20"><text:s text:c="4"/><text:span text:style-name="T47">summa /= N</text:span></text:p>
      <text:p text:style-name="P20"><text:s text:c="4"/><text:span text:style-name="T27">return </text:span><text:span text:style-name="T47">summa</text:span></text:p>
      <text:p text:style-name="P19">beta0 = get_beta(<text:span text:style-name="T31">0</text:span>)</text:p>
      <text:p text:style-name="P19">beta1 = get_beta(<text:span text:style-name="T31">1</text:span>)</text:p>
      <text:p text:style-name="P19">beta2 = get_beta(<text:span text:style-name="T31">2</text:span>)</text:p>
      <text:p text:style-name="P19">beta3 = get_beta(<text:span text:style-name="T31">3</text:span>)</text:p>
      <text:p text:style-name="P19">t0 = <text:span text:style-name="T22">abs</text:span>(beta0) / Sbs</text:p>
      <text:p text:style-name="P19">t1 = <text:span text:style-name="T22">abs</text:span>(beta1) / Sbs</text:p>
      <text:p text:style-name="P19">t2 = <text:span text:style-name="T22">abs</text:span>(beta2) / Sbs</text:p>
      <text:p text:style-name="P19">t3 = <text:span text:style-name="T22">abs</text:span>(beta3) / Sbs</text:p>
      <text:p text:style-name="P19">f3 = f1 * f2</text:p>
      <text:p text:style-name="P19">t_tab = scipy.stats.t.ppf((<text:span text:style-name="T31">1 </text:span>+ (<text:span text:style-name="T31">1 </text:span>- q)) / <text:span text:style-name="T31">2</text:span>, f3)</text:p>
      <text:p text:style-name="P19"><text:span text:style-name="T22">print</text:span>(<text:span text:style-name="T37">"t from table:"</text:span>, t_tab)</text:p>
      <text:p text:style-name="P19"><text:span text:style-name="T25">if </text:span>t0 &lt; t_tab:</text:p>
      <text:p text:style-name="P20"><text:s text:c="4"/><text:span text:style-name="T47">b0 = </text:span><text:span text:style-name="T33">0</text:span></text:p>
      <text:p text:style-name="P20"><text:span text:style-name="T31"><text:s text:c="4"/></text:span><text:span text:style-name="T26">print</text:span><text:span text:style-name="T47">(</text:span><text:span text:style-name="T38">"t0:"</text:span><text:span text:style-name="T47">, t0, </text:span><text:span text:style-name="T38">" t0&lt;t_tab; b0=0"</text:span><text:span text:style-name="T47">)</text:span></text:p>
      <text:p text:style-name="P19"><text:span text:style-name="T25">if </text:span>t1 &lt; t_tab:</text:p>
      <text:p text:style-name="P20"><text:s text:c="4"/><text:span text:style-name="T47">b1 = </text:span><text:span text:style-name="T33">0</text:span></text:p>
      <text:p text:style-name="P20"><text:span text:style-name="T31"><text:s text:c="4"/></text:span><text:span text:style-name="T26">print</text:span><text:span text:style-name="T47">(</text:span><text:span text:style-name="T38">"t1:"</text:span><text:span text:style-name="T47">, t1, </text:span><text:span text:style-name="T38">" t1&lt;t_tab; b1=0"</text:span><text:span text:style-name="T47">)</text:span></text:p>
      <text:p text:style-name="P19"><text:span text:style-name="T25">if </text:span>t2 &lt; t_tab:</text:p>
      <text:p text:style-name="P20"><text:s text:c="4"/><text:span text:style-name="T47">b2 = </text:span><text:span text:style-name="T33">0</text:span></text:p>
      <text:p text:style-name="P20"><text:span text:style-name="T31"><text:s text:c="4"/></text:span><text:span text:style-name="T26">print</text:span><text:span text:style-name="T47">(</text:span><text:span text:style-name="T38">"t2:"</text:span><text:span text:style-name="T47">, t2, </text:span><text:span text:style-name="T38">" t2&lt;t_tab; b2=0"</text:span><text:span text:style-name="T47">)</text:span></text:p>
      <text:p text:style-name="P19"><text:span text:style-name="T25">if </text:span>t3 &lt; t_tab:</text:p>
      <text:p text:style-name="P20"><text:s text:c="4"/><text:span text:style-name="T47">b3 = </text:span><text:span text:style-name="T33">0</text:span></text:p>
      <text:p text:style-name="P20"><text:span text:style-name="T31"><text:s text:c="4"/></text:span><text:span text:style-name="T26">print</text:span><text:span text:style-name="T47">(</text:span><text:span text:style-name="T38">"t3:"</text:span><text:span text:style-name="T47">, t3, </text:span><text:span text:style-name="T38">" t3&lt;t_tab; b3=0"</text:span><text:span text:style-name="T47">)</text:span></text:p>
      <text:p text:style-name="P19">y_hat = []</text:p>
      <text:p text:style-name="P19"><text:span text:style-name="T25">for </text:span>i <text:span text:style-name="T25">in </text:span><text:span text:style-name="T22">range</text:span>(N):</text:p>
      <text:p text:style-name="P20"><text:s text:c="4"/><text:span text:style-name="T47">y_hat.append(</text:span></text:p>
      <text:p text:style-name="P20"><text:s text:c="8"/><text:span text:style-name="T47">b0 + b1 * x_array[i][</text:span><text:span text:style-name="T33">0</text:span><text:span text:style-name="T47">] + b2 * x_array[i][</text:span><text:span text:style-name="T33">1</text:span><text:span text:style-name="T47">] + b3 * x_array[i][</text:span><text:span text:style-name="T33">2</text:span><text:span text:style-name="T47">] + b12 * x_array[i][</text:span><text:span text:style-name="T33">0</text:span><text:span text:style-name="T47">] *</text:span></text:p>
      <text:p text:style-name="P20"><text:soft-page-break/><text:s text:c="8"/><text:span text:style-name="T47">x_array[i][</text:span><text:span text:style-name="T33">1</text:span><text:span text:style-name="T47">] +</text:span></text:p>
      <text:p text:style-name="P20"><text:s text:c="8"/><text:span text:style-name="T47">b13 * x_array[i][</text:span><text:span text:style-name="T33">0</text:span><text:span text:style-name="T47">] * x_array[i][</text:span><text:span text:style-name="T33">2</text:span><text:span text:style-name="T47">] + b123 * x_array[i][</text:span><text:span text:style-name="T33">0</text:span><text:span text:style-name="T47">] * x_array[i][</text:span><text:span text:style-name="T33">1</text:span><text:span text:style-name="T47">] * x_array[i][</text:span><text:span text:style-name="T33">2</text:span><text:span text:style-name="T47">])</text:span></text:p>
      <text:p text:style-name="P21">"""</text:p>
      <text:p text:style-name="P22"><text:s text:c="4"/><text:span text:style-name="T48">print ( f"y{i + 1}_hat = {b0:.2f}{b1:+.2f}*x{i + 1}1{b2:+.2f}*x{i + 1}2{b3:+.2f}*x{i + 1}3{b12:+.2f}*x{i + 1}1"</text:span></text:p>
      <text:p text:style-name="P22"><text:s text:c="12"/><text:span text:style-name="T48">f"*x{i + 1}2{b13:+.2f}*x{i + 1}1*x{i + 1}3{b123:+.2f}*x{i + 1}1*x{i + 1}2*x{i + 1}3 "</text:span></text:p>
      <text:p text:style-name="P22"><text:s text:c="12"/><text:span text:style-name="T48">f"= {y_hat[ i ]:.2f}" )</text:span></text:p>
      <text:p text:style-name="P21">"""</text:p>
      <text:p text:style-name="P19">d = <text:span text:style-name="T31">2</text:span></text:p>
      <text:p text:style-name="P19">f4 = N - d</text:p>
      <text:p text:style-name="P19">S2_ad = <text:span text:style-name="T31">0</text:span></text:p>
      <text:p text:style-name="P19"><text:span text:style-name="T25">for </text:span>i <text:span text:style-name="T25">in </text:span><text:span text:style-name="T22">range</text:span>(N):</text:p>
      <text:p text:style-name="P20"><text:s text:c="4"/><text:span text:style-name="T47">S2_ad += (m / (N - d) * ((y_hat[i] - my_Y_averageArray[i]) ** </text:span><text:span text:style-name="T33">2</text:span><text:span text:style-name="T47">))</text:span></text:p>
      <text:p text:style-name="P19">Fp = S2_ad / S2B</text:p>
      <text:p text:style-name="P19">Ft = scipy.stats.f.ppf(<text:span text:style-name="T31">1 </text:span>- q, f4, f3)</text:p>
      <text:p text:style-name="P19"><text:span text:style-name="T22">print</text:span>(<text:span text:style-name="T37">"Fp:"</text:span>, Fp)</text:p>
      <text:p text:style-name="P19"><text:span text:style-name="T22">print</text:span>(<text:span text:style-name="T37">"Ft:"</text:span>, Ft)</text:p>
      <text:p text:style-name="P19"><text:span text:style-name="T25">if </text:span>Fp &gt; Ft:</text:p>
      <text:p text:style-name="P20"><text:s text:c="4"/><text:span text:style-name="T26">print</text:span><text:span text:style-name="T47">(</text:span><text:span text:style-name="T38">"Adequate precisely at 0,05"</text:span><text:span text:style-name="T47">)</text:span></text:p>
      <text:p text:style-name="P19"><text:span text:style-name="T25">else</text:span>:</text:p>
      <text:p text:style-name="P23"><text:s text:c="4"/><text:span text:style-name="T26">print</text:span><text:span text:style-name="T47">(</text:span><text:span text:style-name="T38">"Not adequate precisely at 0,05"</text:span><text:span text:style-name="T47">)</text:span></text:p>
      <text:list xml:id="list192348045449301" text:continue-numbering="true" text:style-name="WWNum1">
        <text:list-item>
          <text:p text:style-name="P16"><text:span text:style-name="T1">Результат</text:span><text:span text:style-name="T13"> </text:span><text:span text:style-name="T1">виконання</text:span><text:span text:style-name="T13"> </text:span><text:span text:style-name="T1">роботи програми</text:span><text:span text:style-name="T13">:</text:span></text:p>
          <text:p text:style-name="P16"><text:span text:style-name="T13"/></text:p>
        </text:list-item>
      </text:list>
      <text:p text:style-name="P15"><text:span text:style-name="T13">y=b0+b1*x1+b2*x2+b3*x3+b12*x1*x2+b13*x1*x3+b23*x2*x3+b123*x1*x2*x3+b11*x1^2+b22*x2^2+b33*x3^2</text:span></text:p>
      <text:p text:style-name="P15"><text:span text:style-name="T13">m=3, при Gр=0.35205183585313177</text:span></text:p>
      <text:p text:style-name="P15"><text:span text:style-name="T13">t from table: 2.1199052992210112</text:span></text:p>
      <text:p text:style-name="P15"><text:span text:style-name="T13">t1: 1.5773778717618683 <text:s/>t1&lt;t_tab; b1=0</text:span></text:p>
      <text:p text:style-name="P15"><text:span text:style-name="T13">t2: 1.9059982617122482 <text:s/>t2&lt;t_tab; b2=0</text:span></text:p>
      <text:p text:style-name="P15"><text:span text:style-name="T13">t3: 1.8402741837221661 <text:s/>t3&lt;t_tab; b3=0</text:span></text:p>
      <text:p text:style-name="P15"><text:span text:style-name="T13">Fp: 44.9184481567638</text:span></text:p>
      <text:p text:style-name="P15"><text:span text:style-name="T13">Ft: 2.741310828338778</text:span></text:p>
      <text:p text:style-name="P15"><text:span text:style-name="T13">Adequate precisely at 0,05</text:span></text:p>
      <text:p text:style-name="P8"><text:span text:style-name="T5">Висновок: </text:span><text:span text:style-name="T2">Отже, у ход</text:span><text:span text:style-name="T7">і виконання лабораторної роботи № </text:span><text:span text:style-name="T2">4</text:span><text:span text:style-name="T7"> </text:span><text:span text:style-name="T3">провели повний трьохфакторний експеримент при використанні рівняння з ефектом взаємодії. Склали матрицю планування, знайшли коефіцієнти рівняння регресії, провели 3 статистичні перевірки. </text:span><text:span text:style-name="T10">Була написана текстова програма, результати наведені вище. Результати співпадають із калькулятором. Кінцева мета роботи досягнута!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fo:language="en" fo:country="US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fo:font-style="normal" style:font-size-asian="14pt" style:font-style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3</meta:editing-cycles>
    <meta:creation-date>2020-03-25T14:21:00</meta:creation-date>
    <dc:date>2020-04-01T19:23:47.010020794</dc:date>
    <meta:editing-duration>PT23M40S</meta:editing-duration>
    <meta:generator>LibreOffice/6.0.7.3$Linux_X86_64 LibreOffice_project/00m0$Build-3</meta:generator>
    <meta:document-statistic meta:table-count="0" meta:image-count="1" meta:object-count="0" meta:page-count="6" meta:paragraph-count="249" meta:word-count="1370" meta:character-count="10438" meta:non-whitespace-character-count="78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